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6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333333" draw:fill="hatch" draw:fill-color="#808080" draw:fill-hatch-name="Black_20_45_20_Degrees_20_Wid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2.042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9.525cm" svg:x="1.84cm" svg:y="20.95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5.874cm" svg:height="9.524cm" svg:x="10.795cm" svg:y="20.955cm" svg:viewBox="0 0 15875 9525" draw:points="0,9525 9525,0 15875,0 15875,9525">
          <text:p/>
        </draw:polygon>
        <draw:custom-shape draw:style-name="gr1" draw:text-style-name="P1" draw:layer="layout" svg:width="16.575cm" svg:height="3.175cm" svg:x="1.84cm" svg:y="39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442cm" svg:y1="6.555cm" svg:x2="15.442cm" svg:y2="12.253cm" draw:start-shape="id1" draw:start-glue-point="2" draw:end-shape="id2" draw:end-glue-point="0" svg:d="m15442 6555v5698">
          <text:p/>
        </draw:connector>
        <draw:connector draw:style-name="gr3" draw:text-style-name="P1" draw:layer="layout" draw:type="lines" svg:x1="15.442cm" svg:y1="6.555cm" svg:x2="18.8cm" svg:y2="8.167cm" draw:start-shape="id1" draw:start-glue-point="2" draw:end-shape="id3" draw:end-glue-point="0" svg:d="m15442 6555v501l3358 609v502">
          <text:p/>
        </draw:connector>
        <draw:connector draw:style-name="gr3" draw:text-style-name="P1" draw:layer="layout" draw:type="lines" svg:x1="7.212cm" svg:y1="10.072cm" svg:x2="15.442cm" svg:y2="12.253cm" draw:start-shape="id4" draw:start-glue-point="2" draw:end-shape="id2" draw:end-glue-point="0" svg:d="m7212 10072v501l8230 1178v502">
          <text:p/>
        </draw:connector>
        <draw:connector draw:style-name="gr3" draw:text-style-name="P1" draw:layer="layout" draw:type="lines" svg:x1="7.212cm" svg:y1="10.072cm" svg:x2="4.582cm" svg:y2="12.253cm" draw:start-shape="id4" draw:start-glue-point="2" draw:end-shape="id5" draw:end-glue-point="0" svg:d="m7212 10072v501l-2630 1178v502">
          <text:p/>
        </draw:connector>
        <draw:connector draw:style-name="gr3" draw:text-style-name="P1" draw:layer="layout" draw:type="lines" svg:x1="18.8cm" svg:y1="10.072cm" svg:x2="15.442cm" svg:y2="12.253cm" draw:start-shape="id3" draw:start-glue-point="2" draw:end-shape="id2" draw:end-glue-point="0" svg:d="m18800 10072v501l-3358 1178v502">
          <text:p/>
        </draw:connector>
        <draw:connector draw:style-name="gr3" draw:text-style-name="P1" draw:layer="layout" draw:type="lines" svg:x1="18.8cm" svg:y1="10.072cm" svg:x2="4.582cm" svg:y2="12.253cm" draw:start-shape="id3" draw:start-glue-point="2" draw:end-shape="id5" draw:end-glue-point="0" svg:d="m18800 10072v501l-14218 1178v502">
          <text:p/>
        </draw:connector>
        <draw:custom-shape draw:style-name="gr4" draw:text-style-name="P2" xml:id="id15" draw:id="id15" draw:layer="layout" svg:width="3.8cm" svg:height="1.117cm" svg:x="22.21cm" svg:y="8.095cm">
          <text:p text:style-name="P1"><text:span text:style-name="T1">FCL - </text:span><text:span text:style-name="T2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8" draw:id="id18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3.85cm" svg:height="1.117cm" svg:x="22.185cm" svg:y="6.703cm">
          <text:p text:style-name="P1"><text:span text:style-name="T1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079cm" svg:height="1.306cm" svg:x="1.176cm" svg:y="2.867cm">
          <draw:text-box>
            <text:p><text:span text:style-name="T3">Core Layer</text:span></text:p>
            <text:p><text:span text:style-name="T4">Stack: moveit</text:span></text:p>
          </draw:text-box>
        </draw:frame>
        <draw:frame draw:style-name="gr5" draw:layer="layout" svg:width="7.984cm" svg:height="1.306cm" svg:x="1.176cm" svg:y="19.51cm">
          <draw:text-box>
            <text:p><text:span text:style-name="T3">ROS Communication Layer</text:span></text:p>
            <text:p><text:span text:style-name="T4">Stack: moveit_ros</text:span></text:p>
          </draw:text-box>
        </draw:frame>
        <draw:custom-shape draw:style-name="gr6" draw:text-style-name="P3" xml:id="id7" draw:id="id7" draw:layer="layout" svg:width="4.655cm" svg:height="1.905cm" svg:x="7.607cm" svg:y="21.3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1" draw:id="id21" draw:layer="layout" svg:width="4.655cm" svg:height="1.905cm" svg:x="7.607cm" svg:y="26.018cm">
          <text:p text:style-name="P1"><text:span text:style-name="T5">Move Group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655cm" svg:height="1.905cm" svg:x="13.115cm" svg:y="21.3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21.55cm" svg:y="22.225cm">
          <text:p text:style-name="P1"><text:span text:style-name="T5">Setup Assistant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4.655cm" svg:height="1.905cm" svg:x="21.55cm" svg:y="24.725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4.655cm" svg:height="1.905cm" svg:x="21.55cm" svg:y="27.94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8.8cm" svg:y1="17.318cm" svg:x2="9.934cm" svg:y2="21.39cm" draw:start-shape="id6" draw:start-glue-point="2" draw:end-shape="id7" draw:end-glue-point="0" svg:d="m18800 17318v501l-8866 3069v502">
          <text:p/>
        </draw:connector>
        <draw:connector draw:style-name="gr3" draw:text-style-name="P1" draw:layer="layout" draw:type="lines" svg:x1="12.791cm" svg:y1="17.58cm" svg:x2="9.934cm" svg:y2="21.39cm" draw:start-shape="id8" draw:start-glue-point="2" draw:end-shape="id7" draw:end-glue-point="0" svg:d="m12791 17580v501l-2857 2807v502">
          <text:p/>
        </draw:connector>
        <draw:connector draw:style-name="gr3" draw:text-style-name="P1" draw:layer="layout" draw:type="lines" svg:x1="15.442cm" svg:y1="14.158cm" svg:x2="15.442cm" svg:y2="21.39cm" draw:start-shape="id2" draw:start-glue-point="2" draw:end-shape="id9" svg:d="m15442 14158v501 6229 502">
          <text:p/>
        </draw:connector>
        <draw:connector draw:style-name="gr3" draw:text-style-name="P1" draw:layer="layout" draw:type="lines" svg:x1="23.877cm" svg:y1="26.63cm" svg:x2="23.877cm" svg:y2="27.94cm" draw:start-shape="id10" draw:start-glue-point="2" draw:end-shape="id11" draw:end-glue-point="0" svg:d="m23877 26630v501 307 502">
          <text:p/>
        </draw:connector>
        <draw:custom-shape draw:style-name="gr1" draw:text-style-name="P1" draw:layer="layout" svg:width="12.13cm" svg:height="2.9cm" svg:x="14.934cm" svg:y="34.02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</text:span></text:p>
          </draw:text-box>
        </draw:frame>
        <draw:connector draw:style-name="gr3" draw:text-style-name="P1" draw:layer="layout" draw:type="lines" svg:x1="18.775cm" svg:y1="5.602cm" svg:x2="17.77cm" svg:y2="5.602cm" draw:start-shape="id12" draw:start-glue-point="3" draw:end-shape="id1" svg:d="m18775 5602h-502-2-501">
          <text:p/>
        </draw:connector>
        <draw:custom-shape draw:style-name="gr6" draw:text-style-name="P3" xml:id="id12" draw:id="id12" draw:layer="layout" svg:width="4.655cm" svg:height="1.905cm" svg:x="18.7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655cm" svg:height="1.905cm" svg:x="13.115cm" svg:y="12.253cm">
          <text:p text:style-name="P1"><text:span text:style-name="T5">Planning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4.655cm" svg:height="1.905cm" svg:x="4.885cm" svg:y="8.167cm">
          <text:p text:style-name="P1"><text:span text:style-name="T9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.655cm" svg:height="1.905cm" svg:x="16.473cm" svg:y="8.167cm">
          <text:p text:style-name="P1"><text:span text:style-name="T9">Collision 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4.655cm" svg:height="1.905cm" svg:x="13.115cm" svg:y="4.65cm">
          <text:p text:style-name="P1"><text:span text:style-name="T9">Planning Models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284cm" svg:height="1.117cm" svg:x="11.665cm" svg:y="2.54cm">
          <text:p text:style-name="P1"><text:span text:style-name="T11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3.307cm" svg:y1="3.657cm" svg:x2="15.442cm" svg:y2="4.65cm" draw:start-shape="id13" draw:start-glue-point="2" draw:end-shape="id1" draw:end-glue-point="0" svg:d="m13307 3657v501l2135-10v502">
          <text:p/>
        </draw:connector>
        <draw:custom-shape draw:style-name="gr4" draw:text-style-name="P2" xml:id="id14" draw:id="id14" draw:layer="layout" svg:width="3.8cm" svg:height="1.117cm" svg:x="22.21cm" svg:y="9.518cm">
          <text:p text:style-name="P5"><text:span text:style-name="T1">PCD </text:span><text:span text:style-name="T2">- <text:s/>Collision Distance Fiel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1cm" svg:y1="10.076cm" svg:x2="21.128cm" svg:y2="9.119cm" draw:start-shape="id14" draw:start-glue-point="3" draw:end-shape="id3" draw:end-glue-point="1" svg:d="m22210 10076-1082-957">
          <text:p/>
        </draw:connector>
        <draw:connector draw:style-name="gr9" draw:text-style-name="P1" draw:layer="layout" draw:type="line" svg:x1="22.21cm" svg:y1="8.653cm" svg:x2="21.128cm" svg:y2="9.119cm" draw:start-shape="id15" draw:start-glue-point="3" draw:end-shape="id3" draw:end-glue-point="1" svg:d="m22210 8653-1082 466">
          <text:p/>
        </draw:connector>
        <draw:connector draw:style-name="gr3" draw:text-style-name="P1" draw:layer="layout" draw:type="lines" svg:x1="15.442cm" svg:y1="6.555cm" svg:x2="7.212cm" svg:y2="8.167cm" draw:start-shape="id1" draw:start-glue-point="2" draw:end-shape="id4" draw:end-glue-point="0" svg:d="m15442 6555v501l-8230 609v502">
          <text:p/>
        </draw:connector>
        <draw:connector draw:style-name="gr9" draw:text-style-name="P1" draw:layer="layout" draw:type="line" svg:x1="22.185cm" svg:y1="7.261cm" svg:x2="21.102cm" svg:y2="6.555cm" draw:start-shape="id16" draw:start-glue-point="3" draw:end-shape="id12" draw:end-glue-point="2" svg:d="m22185 7261-1083-706">
          <text:p/>
        </draw:connector>
        <draw:connector draw:style-name="gr3" draw:text-style-name="P1" draw:layer="layout" draw:type="lines" svg:x1="15.442cm" svg:y1="14.158cm" svg:x2="18.8cm" svg:y2="15.413cm" draw:start-shape="id2" draw:start-glue-point="2" draw:end-shape="id6" draw:end-glue-point="0" svg:d="m15442 14158v501l3358 252v502">
          <text:p/>
        </draw:connector>
        <draw:connector draw:style-name="gr3" draw:text-style-name="P1" draw:layer="layout" draw:type="lines" svg:x1="16.473cm" svg:y1="16.365cm" svg:x2="15.119cm" svg:y2="16.396cm" draw:start-shape="id6" draw:end-shape="id8" svg:d="m16473 16365h-502l-351 31h-501">
          <text:p/>
        </draw:connector>
        <draw:custom-shape draw:style-name="gr4" draw:text-style-name="P2" xml:id="id17" draw:id="id17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6.361cm" svg:x2="21.128cm" svg:y2="16.365cm" draw:start-shape="id17" draw:start-glue-point="3" draw:end-shape="id6" draw:end-glue-point="1" svg:d="m22205 16361-1077 4">
          <text:p/>
        </draw:connector>
        <draw:custom-shape draw:style-name="gr4" draw:text-style-name="P2" xml:id="id19" draw:id="id19" draw:layer="layout" svg:width="3.81cm" svg:height="1.117cm" svg:x="22.205cm" svg:y="17.273cm">
          <text:p text:style-name="P5"><text:span text:style-name="T1">CHOMP </text:span></text:p>
          <text:p text:style-name="P5"><text:span text:style-name="T2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4.756cm" svg:x2="21.128cm" svg:y2="16.365cm" draw:start-shape="id18" draw:start-glue-point="3" draw:end-shape="id6" draw:end-glue-point="1" svg:d="m22205 14756-1077 1609">
          <text:p/>
        </draw:connector>
        <draw:connector draw:style-name="gr9" draw:text-style-name="P1" draw:layer="layout" draw:type="line" svg:x1="22.205cm" svg:y1="17.831cm" svg:x2="21.128cm" svg:y2="16.365cm" draw:start-shape="id19" draw:start-glue-point="3" draw:end-shape="id6" draw:end-glue-point="1" svg:d="m22205 17831-1077-1466">
          <text:p/>
        </draw:connector>
        <draw:connector draw:style-name="gr3" draw:text-style-name="P1" draw:layer="layout" draw:type="lines" draw:line-skew="0.434cm -0.251cm" svg:x1="4.767cm" svg:y1="23.295cm" svg:x2="9.934cm" svg:y2="26.018cm" draw:start-shape="id20" draw:start-glue-point="2" draw:end-shape="id21" draw:end-glue-point="0" svg:d="m4767 23295v935l5167 1035v753">
          <text:p/>
        </draw:connector>
        <draw:connector draw:style-name="gr3" draw:text-style-name="P1" draw:layer="layout" draw:type="lines" svg:x1="9.934cm" svg:y1="23.295cm" svg:x2="23.877cm" svg:y2="27.94cm" draw:start-shape="id7" draw:start-glue-point="2" draw:end-shape="id11" draw:end-glue-point="0" svg:d="m9934 23295v501l13943 3642v502">
          <text:p/>
        </draw:connector>
        <draw:connector draw:style-name="gr3" draw:text-style-name="P1" draw:layer="layout" draw:type="lines" svg:x1="15.442cm" svg:y1="23.295cm" svg:x2="9.934cm" svg:y2="26.018cm" draw:start-shape="id9" draw:start-glue-point="2" draw:end-shape="id21" draw:end-glue-point="0" svg:d="m15442 23295v501l-5508 1720v502">
          <text:p/>
        </draw:connector>
        <draw:custom-shape draw:style-name="gr7" draw:text-style-name="P3" xml:id="id22" draw:id="id22" draw:layer="layout" svg:width="3.284cm" svg:height="1.117cm" svg:x="17.158cm" svg:y="19.455cm">
          <text:p text:style-name="P1"><text:span text:style-name="T11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158cm" svg:y1="20.013cm" svg:x2="15.442cm" svg:y2="21.39cm" draw:start-shape="id22" draw:start-glue-point="3" draw:end-shape="id9" draw:end-glue-point="0" svg:d="m17158 20013h-501l-1215 875v502">
          <text:p/>
        </draw:connector>
        <draw:custom-shape draw:style-name="gr6" draw:text-style-name="P3" xml:id="id23" draw:id="id23" draw:layer="layout" svg:width="4.655cm" svg:height="1.905cm" svg:x="13.115cm" svg:y="28.14cm">
          <text:p text:style-name="P1"><text:span text:style-name="T5">Visualizer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23.295cm" svg:x2="15.442cm" svg:y2="28.14cm" draw:start-shape="id9" draw:start-glue-point="2" draw:end-shape="id23" draw:end-glue-point="0" svg:d="m15442 23295v501 3842 502">
          <text:p/>
        </draw:connector>
        <draw:custom-shape draw:style-name="gr6" draw:text-style-name="P3" xml:id="id5" draw:id="id5" draw:layer="layout" svg:width="4.655cm" svg:height="1.905cm" svg:x="2.255cm" svg:y="12.253cm">
          <text:p text:style-name="P1"><text:span text:style-name="T5">Constraint Samples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4.655cm" svg:height="2.367cm" svg:x="10.4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655cm" svg:height="1.905cm" svg:x="16.473cm" svg:y="15.413cm">
          <text:p text:style-name="P1"><text:span text:style-name="T5">Planning 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0" draw:id="id20" draw:layer="layout" svg:width="4.655cm" svg:height="1.905cm" svg:x="2.44cm" svg:y="21.39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34cm" svg:y1="23.295cm" svg:x2="9.934cm" svg:y2="26.018cm" draw:start-shape="id7" draw:start-glue-point="2" draw:end-shape="id21" draw:end-glue-point="0" svg:d="m9934 23295v501 1720 502">
          <text:p/>
        </draw:connector>
        <draw:frame draw:style-name="gr5" draw:layer="layout" svg:width="7.984cm" svg:height="1.306cm" svg:x="14.27cm" svg:y="32.42cm">
          <draw:text-box>
            <text:p><text:span text:style-name="T3">ROS Manipulation</text:span></text:p>
            <text:p><text:span text:style-name="T4">Stack: moveit_manipulation</text:span></text:p>
          </draw:text-box>
        </draw:frame>
        <draw:frame draw:style-name="gr5" draw:layer="layout" svg:width="7.984cm" svg:height="1.306cm" svg:x="1.176cm" svg:y="32.53cm">
          <draw:text-box>
            <text:p><text:span text:style-name="T3">ROS Messages</text:span></text:p>
            <text:p><text:span text:style-name="T4">Stack: moveit_msgs</text:span></text:p>
          </draw:text-box>
        </draw:frame>
        <draw:frame draw:style-name="gr5" draw:layer="layout" svg:width="7.984cm" svg:height="1.045cm" svg:x="1.176cm" svg:y="37.904cm">
          <draw:text-box>
            <text:p><text:span text:style-name="T3">Legend</text:span></text:p>
          </draw:text-box>
        </draw:frame>
        <draw:custom-shape draw:style-name="gr7" draw:text-style-name="P3" draw:layer="layout" svg:width="3.42cm" svg:height="1.117cm" svg:x="2.335cm" svg:y="40.775cm">
          <text:p text:style-name="P1"><text:span text:style-name="T11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39.37cm">
          <text:p text:style-name="P1"><text:span text:style-name="T5">MoveIt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2cm" svg:height="1.117cm" svg:x="6.74cm" svg:y="39.4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23cm" svg:y1="40.923cm" svg:x2="13.135cm" svg:y2="40.923cm">
          <text:p/>
        </draw:line>
        <draw:line draw:style-name="gr10" draw:text-style-name="P1" draw:layer="layout" svg:x1="11.231cm" svg:y1="41.524cm" svg:x2="13.136cm" svg:y2="41.524cm">
          <text:p/>
        </draw:line>
        <draw:frame draw:style-name="gr11" draw:text-style-name="P6" draw:layer="layout" svg:width="4.376cm" svg:height="0.637cm" svg:x="13.57cm" svg:y="40.605cm">
          <draw:text-box>
            <text:p><text:span text:style-name="T12">Concepted Dependency</text:span></text:p>
          </draw:text-box>
        </draw:frame>
        <draw:frame draw:style-name="gr11" draw:text-style-name="P6" draw:layer="layout" svg:width="1.074cm" svg:height="0.637cm" svg:x="13.57cm" svg:y="41.206cm">
          <draw:text-box>
            <text:p><text:span text:style-name="T12">Input</text:span></text:p>
          </draw:text-box>
        </draw:frame>
        <draw:custom-shape draw:style-name="gr6" draw:text-style-name="P3" draw:layer="layout" svg:width="4.655cm" svg:height="1.905cm" svg:x="15.331cm" svg:y="34.38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20.758cm" svg:y="34.385cm">
          <text:p text:style-name="P1"><text:span text:style-name="T5">Manipulation</text:span></text:p>
          <text:p text:style-name="P1"><text:span text:style-name="T5">Visualization</text:span></text:p>
          <text:p text:style-name="P1"><text:span text:style-name="T6">Visual interface for manipul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13cm" svg:height="2.9cm" svg:x="1.84cm" svg:y="3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655cm" svg:height="1.905cm" svg:x="2.237cm" svg:y="34.385cm">
          <text:p text:style-name="P1"><text:span text:style-name="T5">Kinematic Msgs</text:span></text:p>
          <text:p text:style-name="P1"><text:span text:style-name="T6">Messages and service specific for robot kinematic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7.62cm" svg:y="34.385cm">
          <text:p text:style-name="P1"><text:span text:style-name="T5">MoveIt Msgs</text:span></text:p>
          <text:p text:style-name="P1"><text:span text:style-name="T6">Messages and services for various MoveIt compone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4.655cm" svg:height="1.905cm" svg:x="10.13cm" svg:y="8.167cm">
          <text:p text:style-name="P1"><text:span text:style-name="T9">Constraint Aware Kinematics</text:span></text:p>
          <text:p text:style-name="P1"><text:span text:style-name="T6">Forward and inverse kinematic solv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6.555cm" svg:x2="12.457cm" svg:y2="8.167cm" draw:start-shape="id1" draw:start-glue-point="2" draw:end-shape="id24" draw:end-glue-point="0" svg:d="m15442 6555v501l-2985 609v502">
          <text:p/>
        </draw:connector>
        <draw:connector draw:style-name="gr3" draw:text-style-name="P1" draw:layer="layout" draw:type="line" svg:x1="13.115cm" svg:y1="13.205cm" svg:x2="12.457cm" svg:y2="10.072cm" draw:start-shape="id2" draw:start-glue-point="3" draw:end-shape="id24" svg:d="m13115 13205-658-3133">
          <text:p/>
        </draw:connector>
        <draw:custom-shape draw:style-name="gr12" draw:text-style-name="P3" draw:layer="layout" svg:width="3.42cm" svg:height="1.117cm" svg:x="6.74cm" svg:y="40.775cm">
          <text:p text:style-name="P1"><text:span text:style-name="T13">Future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5" draw:id="id25" draw:layer="layout" svg:width="4.655cm" svg:height="1.905cm" svg:x="7.607cm" svg:y="12.253cm">
          <text:p text:style-name="P1"><text:span text:style-name="T5">Trajectory 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934cm" svg:y1="14.158cm" svg:x2="4.767cm" svg:y2="21.39cm" draw:start-shape="id25" draw:start-glue-point="2" draw:end-shape="id20" draw:end-glue-point="0" svg:d="m9934 14158-5167 7232">
          <text:p/>
        </draw:connector>
        <draw:connector draw:style-name="gr3" draw:text-style-name="P1" draw:layer="layout" draw:type="lines" svg:x1="9.934cm" svg:y1="23.295cm" svg:x2="15.442cm" svg:y2="28.14cm" draw:start-shape="id7" draw:start-glue-point="2" draw:end-shape="id23" draw:end-glue-point="0" svg:d="m9934 23295v501l5508 3842v502">
          <text:p/>
        </draw:connector>
        <draw:custom-shape draw:style-name="gr6" draw:text-style-name="P3" xml:id="id26" draw:id="id26" draw:layer="layout" svg:width="4.655cm" svg:height="1.905cm" svg:x="2.255cm" svg:y="4.65cm">
          <text:p text:style-name="P1"><text:span text:style-name="T5">Kinematics Base</text:span></text:p>
          <text:p text:style-name="P1"><text:span text:style-name="T6">Base class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draw:line-skew="3.139cm" svg:x1="4.582cm" svg:y1="6.555cm" svg:x2="4.582cm" svg:y2="12.253cm" draw:start-shape="id26" draw:start-glue-point="2" draw:end-shape="id5" draw:end-glue-point="0" svg:d="m4582 6555v3640 1556 502">
          <text:p/>
        </draw:connector>
        <draw:connector draw:style-name="gr3" draw:text-style-name="P1" draw:layer="layout" draw:type="lines" svg:x1="6.91cm" svg:y1="5.602cm" svg:x2="13.115cm" svg:y2="5.602cm" draw:start-shape="id26" draw:start-glue-point="1" draw:end-shape="id1" draw:end-glue-point="3" svg:d="m6910 5602h501 5202 502">
          <text:p/>
        </draw:connector>
        <draw:frame draw:style-name="gr13" draw:layer="layout" svg:width="5.11cm" svg:height="0.832cm" svg:x="23.12cm" svg:y="21.08cm">
          <draw:text-box>
            <text:p><text:span text:style-name="T3">User Space</text:span></text:p>
          </draw:text-box>
        </draw:frame>
        <draw:connector draw:style-name="gr3" draw:text-style-name="P1" draw:layer="layout" draw:type="lines" svg:x1="9.934cm" svg:y1="14.158cm" svg:x2="9.934cm" svg:y2="21.39cm" draw:start-shape="id25" draw:start-glue-point="2" draw:end-shape="id7" draw:end-glue-point="0" svg:d="m9934 14158v501 6229 502">
          <text:p/>
        </draw:connector>
        <draw:custom-shape draw:style-name="gr7" draw:text-style-name="P3" xml:id="id27" draw:id="id27" draw:layer="layout" svg:width="3.284cm" svg:height="1.117cm" svg:x="8.292cm" svg:y="30.815cm">
          <text:p text:style-name="P1"><text:span text:style-name="T11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34cm" svg:y1="27.923cm" svg:x2="9.934cm" svg:y2="30.815cm" draw:start-shape="id21" draw:start-glue-point="2" draw:end-shape="id27" draw:end-glue-point="0" svg:d="m9934 27923v501 1889 502">
          <text:p/>
        </draw:connector>
        <draw:connector draw:style-name="gr3" draw:text-style-name="P1" draw:layer="layout" draw:type="lines" draw:line-skew="0.087cm" svg:x1="13.115cm" svg:y1="29.092cm" svg:x2="12.262cm" svg:y2="26.97cm" draw:start-shape="id23" draw:end-shape="id21" svg:d="m13115 29092h-415l63-2122h-501">
          <text:p/>
        </draw:connector>
        <draw:frame draw:style-name="gr5" draw:text-style-name="P7" draw:layer="layout" svg:width="3.175cm" svg:height="1.045cm" svg:x="24.13cm" svg:y="0.752cm">
          <draw:text-box>
            <text:p text:style-name="P7"><text:span text:style-name="T4">14 Aug 2012</text:span></text:p>
          </draw:text-box>
        </draw:frame>
        <draw:custom-shape draw:style-name="gr7" draw:text-style-name="P3" xml:id="id28" draw:id="id28" draw:layer="layout" svg:width="3.284cm" svg:height="1.117cm" svg:x="16.11cm" svg:y="2.54cm">
          <text:p text:style-name="P8"><text:span text:style-name="T11">SRDF</text:span><text:span text:style-name="T6"> –</text:span><text:span text:style-name="T11"> </text:span><text:span text:style-name="T6">Semantic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752cm" svg:y1="3.657cm" svg:x2="15.442cm" svg:y2="4.65cm" draw:start-shape="id28" draw:start-glue-point="2" draw:end-shape="id1" draw:end-glue-point="0" svg:d="m17752 3657v501l-2310-10v502">
          <text:p/>
        </draw:connector>
        <draw:custom-shape draw:style-name="gr6" draw:text-style-name="P3" xml:id="id29" draw:id="id29" draw:layer="layout" svg:width="4.655cm" svg:height="1.905cm" svg:x="15.775cm" svg:y="26.035cm">
          <text:p text:style-name="P1"><text:span text:style-name="T5">Commander</text:span></text:p>
          <text:p text:style-name="P1"><text:span text:style-name="T6">Command-lin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s" svg:x1="15.775cm" svg:y1="26.987cm" svg:x2="12.262cm" svg:y2="26.97cm" draw:start-shape="id29" draw:start-glue-point="3" draw:end-shape="id21" draw:end-glue-point="1" svg:d="m15775 26987h-502l-2510-17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08-16T00:16:50</dc:date>
    <dc:creator>David Coleman</dc:creator>
    <meta:editing-duration>P1DT6H39M55S</meta:editing-duration>
    <meta:editing-cycles>25</meta:editing-cycles>
    <meta:generator>LibreOffice/3.5$Linux_X86_64 LibreOffice_project/350m1$Build-2</meta:generator>
    <meta:printed-by>David Coleman</meta:printed-by>
    <meta:print-date>2012-06-08T13:46:18</meta:print-date>
    <meta:document-statistic meta:object-count="94"/>
  </office:meta>
</office:document-meta>
</file>